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1c1222" officeooo:paragraph-rsid="001c1222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4" style:family="paragraph" style:parent-style-name="Standard">
      <style:text-properties officeooo:paragraph-rsid="001d1b58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1c1222" officeooo:paragraph-rsid="001d1b58" style:font-style-asian="normal" style:font-weight-asian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1d1b58" officeooo:paragraph-rsid="001d1b58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975a"/>
    </style:style>
    <style:style style:name="T4" style:family="text">
      <style:text-properties fo:language="en" fo:country="US" officeooo:rsid="001ca369"/>
    </style:style>
    <style:style style:name="T5" style:family="text">
      <style:text-properties fo:language="en" fo:country="US" officeooo:rsid="001b547c"/>
    </style:style>
    <style:style style:name="T6" style:family="text">
      <style:text-properties officeooo:rsid="001d1b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3">30th</text:span> of <text:span text:style-name="T3">Se</text:span><text:span text:style-name="T4">ptember </text:span>202<text:span text:style-name="T4">5</text:span> under the <text:span text:style-name="T5">48th</text:span> PA Meeting.</text:p>
      <text:p text:style-name="P1"/>
      <text:p text:style-name="P1">The Assembly, recognising the current situation,</text:p>
      <text:p text:style-name="P1"/>
      <text:p text:style-name="P5">Constitutes the need to <text:span text:style-name="T6">amend the nether regulations as follows:</text:span></text:p>
      <text:p text:style-name="P5">M31-1: removing the netherroof requirement and declaring the design of the existing tunnels as appropriate, canceling the design contest. The main tunnel and its connectivity to other portals are to become a regulation.</text:p>
      <text:p text:style-name="P6">O-M23-1: making the mentioned regulations advisory and removing the just below the netherroof requirement.</text:p>
      <text:p text:style-name="P6">M14-2: revoking it fully.</text:p>
      <text:p text:style-name="P6"/>
      <text:p text:style-name="P1"/>
      <text:p text:style-name="P1">And proceeds.</text:p>
      <text:p text:style-name="P1"/>
      <text:p text:style-name="P1">Signed by,</text:p>
      <text:p text:style-name="P2">Lunar_Lunatic_</text:p>
      <text:p text:style-name="P1"/>
      <text:p text:style-name="P1"/>
      <text:p text:style-name="P1"/>
      <text:p text:style-name="P4"><text:span text:style-name="T1">[</text:span><text:span text:style-name="T2">Motion 48-8: To amend the nether regulation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30T21:13:33.321601599</dc:date>
    <meta:editing-duration>PT5M42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1" meta:paragraph-count="10" meta:word-count="94" meta:character-count="634" meta:non-whitespace-character-count="550"/>
  </office:meta>
</office:document-meta>
</file>